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69.63" calcext:value-type="float">
            <text:p>69.6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75.56" calcext:value-type="float">
            <text:p>75.56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float" office:value="77.78" calcext:value-type="float">
            <text:p>77.7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3.7037037037037" calcext:value-type="float">
            <text:p>73.7037037037</text:p>
          </table:table-cell>
        </table:table-row>
        <table:table-row table:style-name="ro2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7.7777777777778" calcext:value-type="float">
            <text:p>77.7777777778</text:p>
          </table:table-cell>
        </table:table-row>
        <table:table-row table:style-name="ro2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3.7037037037037" calcext:value-type="float">
            <text:p>73.7037037037</text:p>
          </table:table-cell>
        </table:table-row>
        <table:table-row table:style-name="ro2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85.1851851851852" calcext:value-type="float">
            <text:p>85.1851851852</text:p>
          </table:table-cell>
        </table:table-row>
        <table:table-row table:style-name="ro2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79.2592592592593" calcext:value-type="float">
            <text:p>79.2592592593</text:p>
          </table:table-cell>
        </table:table-row>
        <table:table-row table:style-name="ro2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92.5925925925926" calcext:value-type="float">
            <text:p>92.5925925926</text:p>
          </table:table-cell>
        </table:table-row>
        <table:table-row table:style-name="ro2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91.1111111111111" calcext:value-type="float">
            <text:p>91.1111111111</text:p>
          </table:table-cell>
        </table:table-row>
        <table:table-row table:style-name="ro2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82.962962962963" calcext:value-type="float">
            <text:p>82.962962963</text:p>
          </table:table-cell>
        </table:table-row>
        <table:table-row table:style-name="ro2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84.8148148148148" calcext:value-type="float">
            <text:p>84.81481481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00/00/0000</text:date>, <text:time style:data-style-name="N2" text:time-value="17:25:08.8799863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1T12:41:55.397503917</meta:creation-date>
    <dc:date>2015-05-26T17:28:16.647937012</dc:date>
    <meta:editing-duration>PT1H22S</meta:editing-duration>
    <meta:editing-cycles>2</meta:editing-cycles>
    <meta:generator>LibreOffice/4.2.8.2$Linux_X86_64 LibreOffice_project/420m0$Build-2</meta:generator>
    <meta:document-statistic meta:table-count="1" meta:cell-count="24" meta:object-count="0"/>
  </office:meta>
</office:document-meta>
</file>